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8a10a" officeooo:paragraph-rsid="0008a10a" style:font-size-asian="16pt" style:language-asian="zh" style:country-asian="CN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可变参数的语法：</text:p>
      <text:p text:style-name="P1">修饰符 返回值类型 方法名(数据类型 ... 变量名){</text:p>
      <text:p text:style-name="P1"><text:s text:c="4"/>}</text:p>
      <text:p text:style-name="P1">public <text:s/>static int sum（int ...p）{</text:p>
      <text:p text:style-name="P1"><text:s text:c="6"/>return 0;</text:p>
      <text:p text:style-name="P1">}</text:p>
      <text:p text:style-name="P1">注意：参数p实际是一个数组，p都是同一中类型</text:p>
      <text:p text:style-name="P1">具体写法：</text:p>
      <text:p text:style-name="P1">public static int add(int...p){</text:p>
      <text:p text:style-name="P1"><text:s text:c="4"/><text:tab/> int sum=0;</text:p>
      <text:p text:style-name="P1"><text:s text:c="9"/>for(int i=0;i&lt;p.length;i++){</text:p>
      <text:p text:style-name="P1"><text:s text:c="8"/><text:tab/> sum+=p[i];</text:p>
      <text:p text:style-name="P1"><text:s text:c="9"/>}</text:p>
      <text:p text:style-name="P1"><text:s text:c="4"/><text:tab/> return sum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2S</meta:editing-duration>
    <meta:editing-cycles>4</meta:editing-cycles>
    <meta:generator>LibreOffice/5.3.0.3$Windows_X86_64 LibreOffice_project/7074905676c47b82bbcfbea1aeefc84afe1c50e1</meta:generator>
    <dc:date>2017-12-19T23:05:39.571000000</dc:date>
    <meta:document-statistic meta:table-count="0" meta:image-count="0" meta:object-count="0" meta:page-count="1" meta:paragraph-count="14" meta:word-count="81" meta:character-count="248" meta:non-whitespace-character-count="182"/>
    <meta:user-defined meta:name="Info 1"/>
    <meta:user-defined meta:name="Info 2"/>
    <meta:user-defined meta:name="Info 3"/>
    <meta:user-defined meta:name="Info 4"/>
  </office:meta>
</office:document-meta>
</file>